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Paragraphedeliste" style:list-style-name="LFO1" style:family="paragraph">
      <style:text-properties fo:font-size="11pt" style:font-size-asian="11pt" style:font-size-complex="11pt"/>
    </style:style>
    <style:style style:name="P3" style:parent-style-name="Paragraphedeliste" style:list-style-name="LFO1" style:family="paragraph">
      <style:text-properties fo:font-size="11pt" style:font-size-asian="11pt" style:font-size-complex="11pt"/>
    </style:style>
    <style:style style:name="P4" style:parent-style-name="Paragraphedeliste" style:list-style-name="LFO1" style:family="paragraph">
      <style:text-properties fo:font-size="11pt" style:font-size-asian="11pt" style:font-size-complex="11pt"/>
    </style:style>
    <style:style style:name="P5" style:parent-style-name="Paragraphedeliste" style:list-style-name="LFO1" style:family="paragraph">
      <style:text-properties fo:font-size="11pt" style:font-size-asian="11pt" style:font-size-complex="11pt"/>
    </style:style>
    <style:style style:name="P6" style:parent-style-name="Paragraphedeliste" style:family="paragraph">
      <style:paragraph-properties fo:margin-left="0.7416in">
        <style:tab-stops/>
      </style:paragraph-properties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Paragraphedeliste" style:list-style-name="LFO1" style:family="paragraph">
      <style:text-properties fo:font-size="11pt" style:font-size-asian="11pt" style:font-size-complex="11pt"/>
    </style:style>
    <style:style style:name="P9" style:parent-style-name="Paragraphedeliste" style:list-style-name="LFO1" style:family="paragraph">
      <style:text-properties fo:font-size="11pt" style:font-size-asian="11pt" style:font-size-complex="11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3" style:parent-style-name="Policepardéfaut" style:family="text">
      <style:text-properties fo:font-size="11pt" style:font-size-asian="11pt" style:font-size-complex="11pt"/>
    </style:style>
    <style:style style:name="T14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fo:font-size="11pt" style:font-size-asian="11pt" style:font-size-complex="11pt"/>
    </style:style>
    <style:style style:name="T18" style:parent-style-name="Policepardéfaut" style:family="text">
      <style:text-properties fo:font-size="11pt" style:font-size-asian="11pt" style:font-size-complex="11pt"/>
    </style:style>
    <style:style style:name="P19" style:parent-style-name="Paragraphedeliste" style:list-style-name="LFO1" style:family="paragraph"/>
    <style:style style:name="T20" style:parent-style-name="Policepardéfaut" style:family="text">
      <style:text-properties fo:font-size="11pt" style:font-size-asian="11pt" style:font-size-complex="11pt"/>
    </style:style>
    <style:style style:name="T21" style:parent-style-name="Policepardéfaut" style:family="text">
      <style:text-properties style:text-position="super 59%" fo:font-size="11pt" style:font-size-asian="11pt" style:font-size-complex="11pt"/>
    </style:style>
    <style:style style:name="T22" style:parent-style-name="Policepardéfaut" style:family="text">
      <style:text-properties fo:font-size="11pt" style:font-size-asian="11pt" style:font-size-complex="11pt"/>
    </style:style>
    <style:style style:name="P23" style:parent-style-name="Paragraphedeliste" style:list-style-name="LFO1" style:family="paragraph">
      <style:text-properties fo:font-size="11pt" style:font-size-asian="11pt" style:font-size-complex="11pt"/>
    </style:style>
    <style:style style:name="P24" style:parent-style-name="Normal" style:family="paragraph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family="paragraph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T28" style:parent-style-name="Policepardéfaut" style:family="text">
      <style:text-properties fo:font-size="11pt" style:font-size-asian="11pt" style:font-size-complex="11pt"/>
    </style:style>
    <style:style style:name="T29" style:parent-style-name="Lienhypertexte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Récapitulatif<text:s/></text:p>
      <text:p text:style-name="Normal"/>
      <text:p text:style-name="Normal">Lien github prof :<text:s/><text:a xlink:href="https://github.com/Kaylleur/tp-arch" office:target-frame-name="_top" xlink:show="replace"><text:span text:style-name="Lienhypertexte">https://github.com/Kaylleur/tp-arch</text:span></text:a></text:p>
      <text:p text:style-name="Normal"/>
      <text:p text:style-name="Normal">5/11/2024 (ROUILLON Ambre) :</text:p>
      <text:list text:style-name="LFO1" text:continue-numbering="true">
        <text:list-item>
          <text:p text:style-name="P2">Création du Git Hub par Yohan sous le nom de « archi_logi »</text:p>
        </text:list-item>
        <text:list-item>
          <text:p text:style-name="P3">Recherche pour l’API + connexion SSH + technologies</text:p>
        </text:list-item>
        <text:list-item>
          <text:p text:style-name="P4">Réalisation des TP 1,2,3,4 avec découverte Rabbit MQ que nous allons surement utiliser suivant notre bdd</text:p>
        </text:list-item>
        <text:list-item>
          <text:p text:style-name="P5">On a décidé de se concentrer sur la bdd car beaucoup d’élément en dépendes</text:p>
        </text:list-item>
      </text:list>
      <text:p text:style-name="P6"/>
      <text:p text:style-name="P7">6/11/2024 (MASSIP Romain) :</text:p>
      <text:list text:style-name="LFO1" text:continue-numbering="true">
        <text:list-item>
          <text:p text:style-name="P8">Première version traefic sans SSL (load balance, modification à la volée, fichier de conf dynamique).</text:p>
        </text:list-item>
        <text:list-item>
          <text:p text:style-name="P9">Issue Github pour se répartir les tâches.</text:p>
        </text:list-item>
        <text:list-item>
          <text:p text:style-name="P10"><text:span text:style-name="T11">Ajout de nouveaux services dans le docker compose (phpmyadmin,</text:span><text:span text:style-name="T12"><text:s/></text:span><text:span text:style-name="T13">rabbit,</text:span><text:span text:style-name="T14"><text:s/></text:span><text:span text:style-name="T15">reverse-proxy,</text:span><text:span text:style-name="T16"><text:s/></text:span><text:span text:style-name="T17">whoami</text:span><text:span text:style-name="T18">.</text:span></text:p>
        </text:list-item>
        <text:list-item>
          <text:p text:style-name="P19"><text:span text:style-name="T20">1</text:span><text:span text:style-name="T21">er</text:span><text:span text:style-name="T22"><text:s/>API Semi fonctionnelle.</text:span></text:p>
        </text:list-item>
        <text:list-item>
          <text:p text:style-name="P23">Modification de la BD, ajout d’attribue dans la table home.</text:p>
        </text:list-item>
      </text:list>
      <text:p text:style-name="P24"/>
      <text:p text:style-name="P25">Technologies :</text:p>
      <text:p text:style-name="P26">BDD : MySql</text:p>
      <text:p text:style-name="P27">Code : Node.js/js</text:p>
      <text:p text:style-name="Normal"><text:span text:style-name="T28">Connection SSH : OpenSSH (<text:s/></text:span><text:a xlink:href="https://www.it-connect.fr/chapitres/installation-dun-serveur-ssh-et-premiere-connexion/" office:target-frame-name="_top" xlink:show="replace"><text:span text:style-name="T29">https://www.it-connect.fr/chapitres/installation-dun-serveur-ssh-et-premiere-connexion/</text:span></text:a><text:span text:style-name="T30"><text:s/>)</text:span></text:p>
      <text:p text:style-name="Normal"><text:span text:style-name="T31">Reverse proxy 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UILLON Ambre</meta:initial-creator>
    <dc:creator>Romain Massip</dc:creator>
    <meta:creation-date>2024-11-05T09:40:00Z</meta:creation-date>
    <dc:date>2024-11-06T15:26:00Z</dc:date>
    <meta:template xlink:href="Normal.dotm" xlink:type="simple"/>
    <meta:editing-cycles>23</meta:editing-cycles>
    <meta:editing-duration>PT21720S</meta:editing-duration>
    <meta:document-statistic meta:page-count="1" meta:paragraph-count="2" meta:word-count="167" meta:character-count="1086" meta:row-count="7" meta:non-whitespace-character-count="921"/>
  </office:meta>
</office:document-meta>
</file>